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Sans" svg:font-family="'PT Sans', sans-serif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6d7253" officeooo:paragraph-rsid="006d7253" style:font-weight-asian="bold" style:font-weight-complex="bold"/>
    </style:style>
    <style:style style:name="P2" style:family="paragraph" style:parent-style-name="Standard">
      <style:text-properties fo:font-weight="normal" officeooo:rsid="006d7253" officeooo:paragraph-rsid="006d7253" style:font-weight-asian="normal" style:font-weight-complex="normal"/>
    </style:style>
    <style:style style:name="P3" style:family="paragraph" style:parent-style-name="Standard">
      <style:text-properties fo:font-weight="bold" officeooo:rsid="006d7253" officeooo:paragraph-rsid="006d725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e 1</text:p>
      <text:p text:style-name="P2"/>
      <text:p text:style-name="P2">Challenges of representing lambda calculus.</text:p>
      <text:p text:style-name="P2"/>
      <text:p text:style-name="P2">1. Semantics should work up to alpha equivalence.</text:p>
      <text:p text:style-name="P2"/>
      <text:p text:style-name="P2">So that (lambda x. x) is equal to (lambda y. y).</text:p>
      <text:p text:style-name="P2"/>
      <text:p text:style-name="P2">2. Capture avoiding substitution.</text:p>
      <text:p text:style-name="P2"/>
      <text:p text:style-name="P2">[z -&gt; lambda x.y](lambda y. z) should be (lambda y1. (lambda x. y))</text:p>
      <text:p text:style-name="P2"/>
      <text:p text:style-name="P2">Solutions </text:p>
      <text:p text:style-name="P2"/>
      <text:p text:style-name="P2">1. Never ask the question if two closed terms are equivalent.</text:p>
      <text:p text:style-name="P2"/>
      <text:p text:style-name="P2">2. Sometimes this is not possible. Maybe a compiler optimization that changes</text:p>
      <text:p text:style-name="P2">your term and we have to prove it is correct.</text:p>
      <text:p text:style-name="P2"/>
      <text:p text:style-name="P2">What can we do to solve it?</text:p>
      <text:p text:style-name="P2"/>
      <text:p text:style-name="P2">1. Named terms, with swapping -&gt; Nominal logic. Not well-supported in Coq.</text:p>
      <text:p text:style-name="P2"/>
      <text:p text:style-name="P2">2. Locally nameless representation (LN): use indices for binders. There are no names. </text:p>
      <text:p text:style-name="P2"/>
      <text:p text:style-name="P2">There is no capture avoidance. This makes all alpha equivalent terms be </text:p>
      <text:p text:style-name="P2"/>
      <text:p text:style-name="P2">definitionally equivalent.</text:p>
      <text:p text:style-name="P2"/>
      <text:p text:style-name="P2">Tools</text:p>
      <text:p text:style-name="P2"/>
      <text:p text:style-name="P2">Ott -&gt; tool to generate Coq formalization from rule specification</text:p>
      <text:p text:style-name="P2"/>
      <text:p text:style-name="P2">(see extra file) it includes locally nameless representation. It will</text:p>
      <text:p text:style-name="P2"/>
      <text:p text:style-name="P2">generate latex output and .v files.</text:p>
      <text:p text:style-name="P2"/>
      <text:p text:style-name="P2">LNGen -&gt; gives lemmas from the representation produced by Ott</text:p>
      <text:p text:style-name="P2"/>
      <text:p text:style-name="P2">Metatheory -&gt; gets from here type "atom", can generate new one , </text:p>
      <text:p text:style-name="P2"/>
      <text:p text:style-name="P2">can generate fresh and decide properties about them.</text:p>
      <text:p text:style-name="P2"/>
      <text:p text:style-name="P2">var_b -&gt; bound variable</text:p>
      <text:p text:style-name="P2"/>
      <text:p text:style-name="P2"><text:tab/>the index refers to the outermost abstraction </text:p>
      <text:p text:style-name="P2"/>
      <text:p text:style-name="P2"><text:tab/>it refers to</text:p>
      <text:p text:style-name="P2"/>
      <text:p text:style-name="P2"><text:soft-page-break/>var_f -&gt; free variable</text:p>
      <text:p text:style-name="P2"/>
      <text:p text:style-name="P2">(lambda x. Y x)</text:p>
      <text:p text:style-name="P2"/>
      <text:p text:style-name="P2">abs (app (var_f Y) (var_b 0))</text:p>
      <text:p text:style-name="P2"/>
      <text:p text:style-name="P2">(lambda x. lambda y. (y x))</text:p>
      <text:p text:style-name="P2"/>
      <text:p text:style-name="P2">abs (abs (app (var_b 0) (var_b 1)))</text:p>
      <text:p text:style-name="P2"/>
      <text:p text:style-name="P2">we can use different index to refer <text:s/>to the same lambda</text:p>
      <text:p text:style-name="P2"/>
      <text:p text:style-name="P2">because they are in different scopes</text:p>
      <text:p text:style-name="P2"/>
      <text:p text:style-name="P2">(lambda y. ((lambda x. (x y)) y)</text:p>
      <text:p text:style-name="P2"/>
      <text:p text:style-name="P2">abs (ap (abs (app (var_b 0) (var_b 1))) (var_b 0))</text:p>
      <text:p text:style-name="P2"/>
      <text:p text:style-name="P2">here the right 0 and the 1 refer to the same.</text:p>
      <text:p text:style-name="P2"/>
      <text:p text:style-name="P2">With this representation alpha equality is definitional</text:p>
      <text:p text:style-name="P2"/>
      <text:p text:style-name="P2">equality. There are some drawbacks:</text:p>
      <text:p text:style-name="P2"/>
      <text:p text:style-name="P2">1. what if we don't have a corresponding lambda for an index</text:p>
      <text:p text:style-name="P2"/>
      <text:p text:style-name="P2">we have to rule out this invalid representation</text:p>
      <text:p text:style-name="P2"/>
      <text:p text:style-name="P2">2. we have to work with free and bound substition (different substition)</text:p>
      <text:p text:style-name="P2"/>
      <text:p text:style-name="P2">substition for free variables will be called "open".</text:p>
      <text:p text:style-name="P2"/>
      <text:p text:style-name="P2">free substitution -&gt; subst_exp</text:p>
      <text:p text:style-name="P2"/>
      <text:p text:style-name="P2">== is the decidable equality of atoms coming from Metatheory</text:p>
      <text:p text:style-name="P2"/>
      <text:p text:style-name="P2">fsetdec -&gt; certain class of propositions involving finite sets</text:p>
      <text:p text:style-name="P2"/>
      <text:p text:style-name="P2">[&lt;=] -&gt; subset notation for finite sets</text:p>
      <text:p text:style-name="P2"/>
      <text:p text:style-name="P2">open_exp_wrt_exp -&gt; operation to replace the variable bound by a lambda</text:p>
      <text:p text:style-name="P2"/>
      <text:p text:style-name="P2">the restriction is that we have locally closed terms (every bound variable</text:p>
      <text:p text:style-name="P2"/>
      <text:p text:style-name="P2">refers to a lambda)</text:p>
      <text:p text:style-name="P2"/>
      <text:p text:style-name="P2">notation</text:p>
      <text:p text:style-name="P2"/>
      <text:p text:style-name="P2">open e1 e2</text:p>
      <text:p text:style-name="P2"><text:soft-page-break/></text:p>
      <text:p text:style-name="P2">e^x -&gt; open with a free variable (naming the bound variable)</text:p>
      <text:p text:style-name="P2"/>
      <text:p text:style-name="P2">lc_exp -&gt; is a expression locally closed?</text:p>
      <text:p text:style-name="P2"/>
      <text:p text:style-name="P2">we traverse the expression and substitute it by free variables and see</text:p>
      <text:p text:style-name="P2"/>
      <text:p text:style-name="P2">that there are no dangling ones.</text:p>
      <text:p text:style-name="P2"/>
      <text:p text:style-name="P2">use Hint Constructors to use auto instead.</text:p>
      <text:p text:style-name="P2"/>
      <text:p text:style-name="P2">Induction principle for locally closed terms: lc_exp_ind.</text:p>
      <text:p text:style-name="P2"/>
      <text:p text:style-name="P2">is a better induction principle</text:p>
      <text:p text:style-name="P2"/>
      <text:p text:style-name="P2">gives a lot of freedom in the abstraction case</text:p>
      <text:p text:style-name="P2"/>
      <text:p text:style-name="P2">there is no case for bound variable. </text:p>
      <text:p text:style-name="P2"/>
      <text:p text:style-name="P2">Therefore, we don't have to care about the names of bound variables.</text:p>
      <text:p text:style-name="P2"/>
      <text:p text:style-name="P2">We may have to show that the body is locally closed when opened by any variable </text:p>
      <text:p text:style-name="P2"/>
      <text:p text:style-name="P2">to show that an abstraction is locally closed.</text:p>
      <text:p text:style-name="P2"/>
      <text:p text:style-name="P2">To alliviate this situation we prove the lemma lc_abs_exists.</text:p>
      <text:p text:style-name="P2"/>
      <text:p text:style-name="P2">lc_abs_exists: lc_exp (e ^ x) -&gt; lc_exp (abs e)</text:p>
      <text:p text:style-name="P2"/>
      <text:p text:style-name="P2">pick fresh x0 for {{x}} &lt;- a tactic to generate x0 &lt;&gt; x</text:p>
      <text:p text:style-name="P2"/>
      <text:p text:style-name="P2">uniq \Gamma -&gt; no repetition of bindings in context</text:p>
      <text:p text:style-name="P2"/>
      <text:p text:style-name="P2">binds x T G -&gt; we can find a binding x:T in the context</text:p>
      <text:p text:style-name="P2"/>
      <text:p text:style-name="P1">Lecture 3</text:p>
      <text:p text:style-name="P2"/>
      <text:p text:style-name="P2">Nominal.v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T Sans" svg:font-family="'PT Sans', sans-serif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5-27T01:19:43.908110807</dc:date>
    <meta:editing-duration>P1DT9H57M47S</meta:editing-duration>
    <meta:editing-cycles>67</meta:editing-cycles>
    <meta:document-statistic meta:table-count="0" meta:image-count="0" meta:object-count="0" meta:page-count="3" meta:paragraph-count="69" meta:word-count="543" meta:character-count="3099" meta:non-whitespace-character-count="2615"/>
  </office:meta>
</office:document-meta>
</file>